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Resolu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20x240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960x720</text:p>
          </table:table-cell>
          <table:table-cell office:value-type="string" calcext:value-type="string">
            <text:p>1280x960</text:p>
          </table:table-cell>
          <table:table-cell office:value-type="string" calcext:value-type="string">
            <text:p>1600x1200</text:p>
          </table:table-cell>
          <table:table-cell office:value-type="string" calcext:value-type="string">
            <text:p>1920x14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.9366" calcext:value-type="float">
            <text:p>27.9366</text:p>
          </table:table-cell>
          <table:table-cell office:value-type="float" office:value="110.72" calcext:value-type="float">
            <text:p>110.72</text:p>
          </table:table-cell>
          <table:table-cell office:value-type="float" office:value="252.464" calcext:value-type="float">
            <text:p>252.464</text:p>
          </table:table-cell>
          <table:table-cell office:value-type="float" office:value="441.961" calcext:value-type="float">
            <text:p>441.961</text:p>
          </table:table-cell>
          <table:table-cell office:value-type="float" office:value="686.409" calcext:value-type="float">
            <text:p>686.409</text:p>
          </table:table-cell>
          <table:table-cell office:value-type="float" office:value="988.226" calcext:value-type="float">
            <text:p>988.22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A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.7116" calcext:value-type="float">
            <text:p>27.7116</text:p>
          </table:table-cell>
          <table:table-cell office:value-type="float" office:value="110.165" calcext:value-type="float">
            <text:p>110.165</text:p>
          </table:table-cell>
          <table:table-cell office:value-type="float" office:value="246.477" calcext:value-type="float">
            <text:p>246.477</text:p>
          </table:table-cell>
          <table:table-cell office:value-type="float" office:value="438.248" calcext:value-type="float">
            <text:p>438.24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pth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float" office:value="109.652" calcext:value-type="float">
            <text:p>109.652</text:p>
          </table:table-cell>
          <table:table-cell office:value-type="float" office:value="219.244" calcext:value-type="float">
            <text:p>219.244</text:p>
          </table:table-cell>
          <table:table-cell office:value-type="float" office:value="328.824" calcext:value-type="float">
            <text:p>328.824</text:p>
          </table:table-cell>
          <table:table-cell office:value-type="float" office:value="437.763" calcext:value-type="float">
            <text:p>437.763</text:p>
          </table:table-cell>
          <table:table-cell office:value-type="float" office:value="547.872" calcext:value-type="float">
            <text:p>547.872</text:p>
          </table:table-cell>
          <table:table-cell office:value-type="float" office:value="657.132" calcext:value-type="float">
            <text:p>657.13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.282" calcext:value-type="float">
            <text:p>318.282</text:p>
          </table:table-cell>
          <table:table-cell office:value-type="float" office:value="188.302" calcext:value-type="float">
            <text:p>188.302</text:p>
          </table:table-cell>
          <table:table-cell office:value-type="float" office:value="136.193" calcext:value-type="float">
            <text:p>136.193</text:p>
          </table:table-cell>
          <table:table-cell office:value-type="float" office:value="109.689" calcext:value-type="float">
            <text:p>109.6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9:50:31.9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9:45:06.577000000</meta:creation-date>
    <meta:generator>LibreOffice/4.3.4.1$Windows_x86 LibreOffice_project/bc356b2f991740509f321d70e4512a6a54c5f243</meta:generator>
    <dc:date>2014-12-07T22:41:20.094000000</dc:date>
    <meta:editing-duration>PT2H19M39S</meta:editing-duration>
    <meta:editing-cycles>16</meta:editing-cycles>
    <meta:document-statistic meta:table-count="1" meta:cell-count="46" meta:object-count="0"/>
  </office:meta>
</office:document-meta>
</file>